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cc7" officeooo:paragraph-rsid="001efc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string.h&gt;</text:p>
      <text:p text:style-name="P1">#include&lt;malloc.h&gt;</text:p>
      <text:p text:style-name="P1">#include&lt;time.h&gt;</text:p>
      <text:p text:style-name="P1">#include&lt;stdlib.h&gt;</text:p>
      <text:p text:style-name="P1">#include&lt;ctype.h&gt;</text:p>
      <text:p text:style-name="P1"/>
      <text:p text:style-name="P1">struct date</text:p>
      <text:p text:style-name="P1">{ int dd;</text:p>
      <text:p text:style-name="P1"><text:s text:c="2"/>int mm;</text:p>
      <text:p text:style-name="P1"><text:s text:c="2"/>int yy;</text:p>
      <text:p text:style-name="P1">};</text:p>
      <text:p text:style-name="P1">struct s</text:p>
      <text:p text:style-name="P1">{</text:p>
      <text:p text:style-name="P1">char A[5][5],B[5][5],C[5][5],D[5][5],E[5][5],F[5][5];</text:p>
      <text:p text:style-name="P1">int a,b,c,d,e,f;</text:p>
      <text:p text:style-name="P1">};</text:p>
      <text:p text:style-name="P1">struct time</text:p>
      <text:p text:style-name="P1">{</text:p>
      <text:p text:style-name="P1"><text:s text:c="2"/>int hr;</text:p>
      <text:p text:style-name="P1"><text:s text:c="2"/>int mn;</text:p>
      <text:p text:style-name="P1"><text:s text:c="2"/>struct s seat;</text:p>
      <text:p text:style-name="P1">}; <text:s/></text:p>
      <text:p text:style-name="P1">struct mov</text:p>
      <text:p text:style-name="P1">{ int screen;</text:p>
      <text:p text:style-name="P1"><text:s text:c="2"/>int code;</text:p>
      <text:p text:style-name="P1"><text:s text:c="2"/>char mname[50];</text:p>
      <text:p text:style-name="P1"><text:s text:c="2"/>char lang[5];</text:p>
      <text:p text:style-name="P1"><text:s text:c="2"/>struct time t[2];</text:p>
      <text:p text:style-name="P1"><text:s text:c="2"/>struct date reld;</text:p>
      <text:p text:style-name="P1"><text:s text:c="2"/></text:p>
      <text:p text:style-name="P1">}m[3];</text:p>
      <text:p text:style-name="P1"/>
      <text:p text:style-name="P1">FILE *fp;</text:p>
      <text:p text:style-name="P1">int i=0,q=0;</text:p>
      <text:p text:style-name="P1">void booking(int x)</text:p>
      <text:p text:style-name="P1">{ int w=0;</text:p>
      <text:p text:style-name="P1">for(w=0;w&lt;2;w++)</text:p>
      <text:p text:style-name="P1">{</text:p>
      <text:p text:style-name="P1">strcpy((m[x].t[w].seat.A[0]),"1A");strcpy((m[x].t[w].seat.A[1]),"2A");strcpy((m[x].t[w].seat.A[2]),"3A");</text:p>
      <text:p text:style-name="P1">strcpy((m[x].t[w].seat.A[3]),"4A");strcpy((m[x].t[w].seat.A[4]),"5A");</text:p>
      <text:p text:style-name="P1">strcpy((m[x].t[w].seat.B[0]),"1B");strcpy((m[x].t[w].seat.B[1]),"2B");strcpy((m[x].t[w].seat.B[2]),"3B");strcpy((m[x].t[w].seat.B[3]),"4B");strcpy((m[x].t[w].seat.B[4]),"5B");</text:p>
      <text:p text:style-name="P1">strcpy((m[x].t[w].seat.C[0]),"1C");strcpy((m[x].t[w].seat.C[1]),"2C");strcpy((m[x].t[w].seat.C[2]),"3C");strcpy((m[x].t[w].seat.C[3]),"4C");strcpy((m[x].t[w].seat.C[4]),"5C");</text:p>
      <text:p text:style-name="P1">strcpy((m[x].t[w].seat.D[0]),"1D");strcpy((m[x].t[w].seat.D[1]),"2D");strcpy((m[x].t[w].seat.D[2]),"3D");strcpy((m[x].t[w].seat.D[3]),"4D");strcpy((m[x].t[w].seat.D[4]),"5D");</text:p>
      <text:p text:style-name="P1"><text:soft-page-break/>strcpy((m[x].t[w].seat.E[0]),"1E");strcpy((m[x].t[w].seat.E[1]),"2E");strcpy((m[x].t[w].seat.E[2]),"3E");strcpy((m[x].t[w].seat.E[3]),"4E");strcpy((m[x].t[w].seat.E[4]),"5E");</text:p>
      <text:p text:style-name="P1">strcpy((m[x].t[w].seat.F[0]),"1F");strcpy((m[x].t[w].seat.F[1]),"2F");strcpy((m[x].t[w].seat.F[2]),"3F");strcpy((m[x].t[w].seat.F[3]),"4F");strcpy((m[x].t[w].seat.F[4]),"5F");</text:p>
      <text:p text:style-name="P1">m[x].t[w].seat.a=m[x].t[w].seat.b=m[x].t[w].seat.c=m[x].t[w].seat.d=m[x].t[w].seat.e=m[x].t[w].seat.f=0;</text:p>
      <text:p text:style-name="P1">}</text:p>
      <text:p text:style-name="P1"/>
      <text:p text:style-name="P1">}</text:p>
      <text:p text:style-name="P1">void seat1(int x,char c[2],int y,int l)</text:p>
      <text:p text:style-name="P1">{</text:p>
      <text:p text:style-name="P1">if(strcmp(c,"F")==0||strcmp(c,"f")==0)</text:p>
      <text:p text:style-name="P1">{</text:p>
      <text:p text:style-name="P1">strcpy(m[x].t[l].seat.F[y],"X");</text:p>
      <text:p text:style-name="P1">m[x].t[l].seat.f++;</text:p>
      <text:p text:style-name="P1">}</text:p>
      <text:p text:style-name="P1">if(strcmp(c,"E")==0||strcmp(c,"e")==0)</text:p>
      <text:p text:style-name="P1">{</text:p>
      <text:p text:style-name="P1">strcpy(m[x].t[l].seat.E[y],"X");</text:p>
      <text:p text:style-name="P1">m[x].t[l].seat.e++;</text:p>
      <text:p text:style-name="P1">}</text:p>
      <text:p text:style-name="P1">if(strcmp(c,"D")==0||strcmp(c,"d")==0)</text:p>
      <text:p text:style-name="P1">{</text:p>
      <text:p text:style-name="P1">strcpy(m[x].t[l].seat.D[y],"X");</text:p>
      <text:p text:style-name="P1">m[x].t[l].seat.d++;</text:p>
      <text:p text:style-name="P1">}</text:p>
      <text:p text:style-name="P1">if(strcmp(c,"C")==0||strcmp(c,"c")==0)</text:p>
      <text:p text:style-name="P1">{</text:p>
      <text:p text:style-name="P1">strcpy(m[x].t[l].seat.C[y],"X");</text:p>
      <text:p text:style-name="P1">m[x].t[l].seat.c++;</text:p>
      <text:p text:style-name="P1">}</text:p>
      <text:p text:style-name="P1">if(strcmp(c,"B")==0||strcmp(c,"b")==0)</text:p>
      <text:p text:style-name="P1">{</text:p>
      <text:p text:style-name="P1">strcpy(m[x].t[l].seat.B[y],"X");</text:p>
      <text:p text:style-name="P1">m[x].t[l].seat.b++;</text:p>
      <text:p text:style-name="P1">}</text:p>
      <text:p text:style-name="P1">if(strcmp(c,"A")==0||strcmp(c,"a")==0)</text:p>
      <text:p text:style-name="P1">{</text:p>
      <text:p text:style-name="P1">strcpy(m[x].t[l].seat.A[y],"X");</text:p>
      <text:p text:style-name="P1">m[x].t[l].seat.a++;</text:p>
      <text:p text:style-name="P1">}</text:p>
      <text:p text:style-name="P1">}</text:p>
      <text:p text:style-name="P1"/>
      <text:p text:style-name="P1">void insert()</text:p>
      <text:p text:style-name="P1">{</text:p>
      <text:p text:style-name="P1"><text:s/>char e[2],h[2],E[2],H[2];</text:p>
      <text:p text:style-name="P1"><text:s/>int k,l;</text:p>
      <text:p text:style-name="P1"><text:s/>fp=fopen("movie.dat","a+");</text:p>
      <text:p text:style-name="P1"><text:s/>if(fp==NULL)</text:p>
      <text:p text:style-name="P1"><text:soft-page-break/><text:s/>{ printf("Can't open the records;\n");</text:p>
      <text:p text:style-name="P1"><text:s text:c="3"/>return;</text:p>
      <text:p text:style-name="P1"><text:s/>}</text:p>
      <text:p text:style-name="P1"><text:s/>if(i&gt;2)</text:p>
      <text:p text:style-name="P1"><text:s/>{</text:p>
      <text:p text:style-name="P1"><text:s/>printf("No more movies can be entered\n");</text:p>
      <text:p text:style-name="P1"><text:s/>return;</text:p>
      <text:p text:style-name="P1"><text:s/>}</text:p>
      <text:p text:style-name="P1">while((fscanf(fp,"%d%d%s%d/%d/%d%s%d:%d%d:%d",&amp;m[i].code,&amp;m[i].screen,m[i].mname,&amp;m[i].reld.dd,&amp;m[i].reld.mm,&amp;m[i].reld.yy,m[i].lang,&amp;m[i].t[0].hr,&amp;m[i].t[0].mn,&amp;m[q].t[1].hr,&amp;m[q].t[1].mn)==1))</text:p>
      <text:p text:style-name="P1"><text:s/>i++;</text:p>
      <text:p text:style-name="P1"><text:s/>printf("Enter the movie details\n");</text:p>
      <text:p text:style-name="P1"><text:s/>printf("Code:");</text:p>
      <text:p text:style-name="P1"><text:s/>scanf("%d",&amp;m[i].code); <text:s text:c="3"/></text:p>
      <text:p text:style-name="P1"><text:s/>ww : printf("Screen:");</text:p>
      <text:p text:style-name="P1"><text:s/>scanf("%d",&amp;m[i].screen);</text:p>
      <text:p text:style-name="P1"><text:s/>if(m[i].screen&lt;1&amp;&amp;m[i].screen&gt;3)</text:p>
      <text:p text:style-name="P1"><text:s/>{</text:p>
      <text:p text:style-name="P1"><text:s/>printf("Screen not available\n");</text:p>
      <text:p text:style-name="P1"><text:s/>goto ww;</text:p>
      <text:p text:style-name="P1"><text:s/>}</text:p>
      <text:p text:style-name="P1"><text:s/>printf("Movie Name:");</text:p>
      <text:p text:style-name="P1"><text:s/>scanf("%s",m[i].mname);</text:p>
      <text:p text:style-name="P1"><text:s/>printf("Release Date:");</text:p>
      <text:p text:style-name="P1"><text:s/>scanf("%d%d%d",&amp;m[i].reld.dd,&amp;m[i].reld.mm,&amp;m[i].reld.yy);</text:p>
      <text:p text:style-name="P1"><text:s/>if(!(m[i].reld.dd&lt;32&amp;&amp;m[i].reld.dd&gt;0))</text:p>
      <text:p text:style-name="P1"><text:s/>{</text:p>
      <text:p text:style-name="P1"><text:s/>printf("INVALID DAY\n");</text:p>
      <text:p text:style-name="P1"><text:s/>return;</text:p>
      <text:p text:style-name="P1"><text:s/>}</text:p>
      <text:p text:style-name="P1"><text:s/>if(!(m[i].reld.mm&lt;13&amp;&amp;m[i].reld.mm&gt;0))</text:p>
      <text:p text:style-name="P1"><text:s/>{</text:p>
      <text:p text:style-name="P1"><text:s/>printf("INVALID MONTH\n");</text:p>
      <text:p text:style-name="P1"><text:s/>return;</text:p>
      <text:p text:style-name="P1"><text:s/>}</text:p>
      <text:p text:style-name="P1"><text:s/>if(!(m[i].reld.yy==2017||m[i].reld.yy==2018))</text:p>
      <text:p text:style-name="P1"><text:s/>{</text:p>
      <text:p text:style-name="P1"><text:s/>printf("INVALID YEAR\n");</text:p>
      <text:p text:style-name="P1"><text:s/>return;</text:p>
      <text:p text:style-name="P1"><text:s/>}</text:p>
      <text:p text:style-name="P1"><text:s/>v : printf("Language(Hindi(h) or English(e)?):");</text:p>
      <text:p text:style-name="P1"><text:s/>scanf("%s",m[i].lang);</text:p>
      <text:p text:style-name="P1"><text:s/>strcpy(e,"e");</text:p>
      <text:p text:style-name="P1"><text:s/>strcpy(h,"h");</text:p>
      <text:p text:style-name="P1"><text:s/>strcpy(E,"E");</text:p>
      <text:p text:style-name="P1"><text:s/>strcpy(H,"H");</text:p>
      <text:p text:style-name="P1"><text:s/>if(strcmp(m[i].lang,e)!=0&amp;&amp;strcmp(m[i].lang,h)!=0&amp;&amp;strcmp(m[i].lang,E)!=0&amp;&amp;strcmp(m[i].lang,H)!=0)</text:p>
      <text:p text:style-name="P1"><text:soft-page-break/><text:s/>{</text:p>
      <text:p text:style-name="P1"><text:s/>printf("LANGUAGE NOT AVAILABLE\n");</text:p>
      <text:p text:style-name="P1"><text:s/>goto v;</text:p>
      <text:p text:style-name="P1"><text:s/>}</text:p>
      <text:p text:style-name="P1"><text:s/>printf("Show Timings:\n");</text:p>
      <text:p text:style-name="P1"><text:s/>printf("1st=");</text:p>
      <text:p text:style-name="P1"><text:s/>scanf("%d%d",&amp;m[i].t[0].hr,&amp;m[i].t[0].mn);</text:p>
      <text:p text:style-name="P1"><text:s/>printf("\n2nd=");</text:p>
      <text:p text:style-name="P1"><text:s/>scanf("%d%d",&amp;m[i].t[1].hr,&amp;m[i].t[1].mn);</text:p>
      <text:p text:style-name="P1"><text:s/></text:p>
      <text:p text:style-name="P1"><text:s/>fprintf(fp,"%d\t%d\t%s\t%d/%d/%d\t%s\t%d:%d\t%d:%d\n",m[i].code,m[i].screen,m[i].mname,m[i].reld.dd,m[i].reld.mm,m[i].reld.yy,m[i].lang,m[i].t[0].hr,m[i].t[0].mn,m[i].t[1].hr,m[i].t[1].mn);</text:p>
      <text:p text:style-name="P1"><text:s/>printf("~~Movie Inserted~~\n");</text:p>
      <text:p text:style-name="P1">++i;</text:p>
      <text:p text:style-name="P1"/>
      <text:p text:style-name="P1"><text:s/>fclose(fp);</text:p>
      <text:p text:style-name="P1">}</text:p>
      <text:p text:style-name="P1"/>
      <text:p text:style-name="P1">void display()</text:p>
      <text:p text:style-name="P1">{</text:p>
      <text:p text:style-name="P1"><text:s text:c="2"/>int j=0;</text:p>
      <text:p text:style-name="P1"><text:s text:c="2"/>fp=fopen("movie.dat","r");</text:p>
      <text:p text:style-name="P1"><text:s text:c="2"/>if(fp==NULL)</text:p>
      <text:p text:style-name="P1"><text:s/>{ printf("NO SHOWS!!!!!\n");</text:p>
      <text:p text:style-name="P1"><text:s text:c="3"/>return;</text:p>
      <text:p text:style-name="P1"><text:s/>}</text:p>
      <text:p text:style-name="P1"><text:s/></text:p>
      <text:p text:style-name="P1"><text:s/>printf("\n\t\t\t <text:s text:c="22"/>~~~TODAYS SHOWS~~~ <text:s text:c="30"/>\n");</text:p>
      <text:p text:style-name="P1"><text:s/>printf("\t------------------------------------------------------------------------------------------------------");</text:p>
      <text:p text:style-name="P1"><text:s/>printf("\n\tCODE\t\tSCREEN\t\tMOVIE NAME\tRELEASE DATE\t\tLANGUAGE\t\tTIMINGS\n");</text:p>
      <text:p text:style-name="P1"><text:s/>while((fscanf(fp,"%d%d%s%d/%d/%d%s%d:%d%d:%d",&amp;m[j].code,&amp;m[j].screen,m[j].mname,&amp;m[j].reld.dd,&amp;m[j].reld.mm,&amp;m[j].reld.yy,m[j].lang,&amp;m[j].t[0].hr,&amp;m[j].t[0].mn,&amp;m[j].t[1].hr,&amp;m[j].t[1].mn)!=EOF))</text:p>
      <text:p text:style-name="P1"><text:s/>{</text:p>
      <text:p text:style-name="P1"><text:s/></text:p>
      <text:p text:style-name="P1"><text:s text:c="3"/>printf("\t%d\t",m[j].code);</text:p>
      <text:p text:style-name="P1"><text:s text:c="3"/>printf("\t%d\t",m[j].screen);</text:p>
      <text:p text:style-name="P1"><text:s text:c="3"/>printf("\t%s\t\t",m[j].mname);</text:p>
      <text:p text:style-name="P1"><text:s text:c="3"/>printf("%d/%d/%d\t",m[j].reld.dd,m[j].reld.mm,m[j].reld.yy);</text:p>
      <text:p text:style-name="P1"><text:s text:c="3"/>printf("\t%s\t\t",m[j].lang);</text:p>
      <text:p text:style-name="P1"><text:s text:c="3"/>printf("\t%d:%d\n",m[j].t[0].hr,m[j].t[0].mn);</text:p>
      <text:p text:style-name="P1"><text:s text:c="3"/>printf("\t\t\t\t\t\t\t\t\t\t\t\t\t%d:%d\n",m[j].t[1].hr,m[j].t[1].mn);</text:p>
      <text:p text:style-name="P1"><text:s text:c="2"/></text:p>
      <text:p text:style-name="P1"><text:s text:c="2"/>j++;</text:p>
      <text:p text:style-name="P1"><text:s text:c="2"/>}</text:p>
      <text:p text:style-name="P1">}</text:p>
      <text:p text:style-name="P1">void delete()</text:p>
      <text:p text:style-name="P1">{</text:p>
      <text:p text:style-name="P1"><text:soft-page-break/><text:s/>int f=0,j=0,c;</text:p>
      <text:p text:style-name="P1"/>
      <text:p text:style-name="P1"><text:s/>FILE *fp1;</text:p>
      <text:p text:style-name="P1"><text:s/>fp=fopen("movie.dat","r");</text:p>
      <text:p text:style-name="P1"><text:s/>fp1=fopen("temp.dat","w");</text:p>
      <text:p text:style-name="P1"><text:s/>if(fp1==NULL||fp==NULL)</text:p>
      <text:p text:style-name="P1"><text:s/>{</text:p>
      <text:p text:style-name="P1"><text:s text:c="2"/>printf("NO SHOWS!!!\n");</text:p>
      <text:p text:style-name="P1"><text:s text:c="2"/>return;</text:p>
      <text:p text:style-name="P1"><text:s/>}</text:p>
      <text:p text:style-name="P1"><text:s/>printf("Enter the movie code:");</text:p>
      <text:p text:style-name="P1"><text:s/>scanf("%d",&amp;c);</text:p>
      <text:p text:style-name="P1"><text:s/>while((fscanf(fp,"%d%d%s%d/%d/%d%s%d:%d%d:%d",&amp;m[j].code,&amp;m[j].screen,m[j].mname,&amp;m[j].reld.dd,&amp;m[j].reld.mm,&amp;m[j].reld.yy,m[j].lang,&amp;m[j].t[0].hr,&amp;m[j].t[0].mn,&amp;m[j].t[1].hr,&amp;m[j].t[1].mn)!=EOF))</text:p>
      <text:p text:style-name="P1"><text:s/>{</text:p>
      <text:p text:style-name="P1"><text:s text:c="2"/>if(c==m[j].code)</text:p>
      <text:p text:style-name="P1"><text:s text:c="2"/>f=1;</text:p>
      <text:p text:style-name="P1"><text:s text:c="2"/>else</text:p>
      <text:p text:style-name="P1"><text:s text:c="2"/>fprintf(fp1,"%d\t\t\t%d\t\t%s\t\t%d/%d/%d\t\t%s\t\t%d:%d\t\t%d:%d\n",m[j].code,m[j].screen,m[j].mname,m[j].reld.dd,m[j].reld.mm,m[j].reld.yy,m[j].lang,m[j].t[0].hr,m[j].t[0].mn,m[j].t[1].hr,m[j].t[1].mn);</text:p>
      <text:p text:style-name="P1"><text:s/></text:p>
      <text:p text:style-name="P1"><text:s/>j++;</text:p>
      <text:p text:style-name="P1"><text:s/>}</text:p>
      <text:p text:style-name="P1"><text:s/></text:p>
      <text:p text:style-name="P1"><text:s/>if(f==1)</text:p>
      <text:p text:style-name="P1"><text:s/>printf("Movie with code:%d is deleted\n",c); <text:s/></text:p>
      <text:p text:style-name="P1"><text:s/>else</text:p>
      <text:p text:style-name="P1"><text:s/>printf("Code not found\n");</text:p>
      <text:p text:style-name="P1"><text:s/>fclose(fp);</text:p>
      <text:p text:style-name="P1"><text:s/>fclose(fp1);</text:p>
      <text:p text:style-name="P1"><text:s/>if(j==1)</text:p>
      <text:p text:style-name="P1"><text:s/>remove("movie.dat");</text:p>
      <text:p text:style-name="P1"><text:s/>else</text:p>
      <text:p text:style-name="P1"><text:s/>{</text:p>
      <text:p text:style-name="P1"><text:s/>remove("movie.dat");</text:p>
      <text:p text:style-name="P1"><text:s/>rename("temp.dat","movie.dat");</text:p>
      <text:p text:style-name="P1"><text:s/>}</text:p>
      <text:p text:style-name="P1">}</text:p>
      <text:p text:style-name="P1">int food()</text:p>
      <text:p text:style-name="P1">{</text:p>
      <text:p text:style-name="P1">int rz,qu,v=0,v1=0;</text:p>
      <text:p text:style-name="P1">char ye,ye1;</text:p>
      <text:p text:style-name="P1">u : printf("\t\t~~~MENU~~~\n");</text:p>
      <text:p text:style-name="P1">printf("\t SLNO.\t ITEMS\t\tPRICE\n");</text:p>
      <text:p text:style-name="P1">printf("\t 1.\tPopcorn\t\tRS.250\n");</text:p>
      <text:p text:style-name="P1">printf("\t 2.\tCoke\t\tRS.100\n");</text:p>
      <text:p text:style-name="P1">printf("\t 3.\tIcecream\tRS.150\n");</text:p>
      <text:p text:style-name="P1"><text:soft-page-break/>printf("\t 4.\tSandwich\tRS.120\n");</text:p>
      <text:p text:style-name="P1">vrl: printf("What will you have:\n");</text:p>
      <text:p text:style-name="P1">scanf("%d",&amp;rz);</text:p>
      <text:p text:style-name="P1">switch(rz)</text:p>
      <text:p text:style-name="P1">{</text:p>
      <text:p text:style-name="P1"/>
      <text:p text:style-name="P1">case 1:printf("Quantity:\n");</text:p>
      <text:p text:style-name="P1"><text:tab/>scanf("%d",&amp;qu);</text:p>
      <text:p text:style-name="P1"><text:tab/>v=250*qu;</text:p>
      <text:p text:style-name="P1"><text:tab/>break;</text:p>
      <text:p text:style-name="P1">case 2:printf("Quantity:\n");</text:p>
      <text:p text:style-name="P1"><text:tab/>scanf("%d",&amp;qu);</text:p>
      <text:p text:style-name="P1"><text:tab/>v=100*qu;</text:p>
      <text:p text:style-name="P1"><text:tab/>break;</text:p>
      <text:p text:style-name="P1">case 3:printf("Quantity:\n");</text:p>
      <text:p text:style-name="P1"><text:tab/>scanf("%d",&amp;qu);</text:p>
      <text:p text:style-name="P1"><text:tab/>v=150*qu;</text:p>
      <text:p text:style-name="P1"><text:tab/>break;</text:p>
      <text:p text:style-name="P1">case 4:printf("Quantity:\n");</text:p>
      <text:p text:style-name="P1"><text:tab/>scanf("%d",&amp;qu);</text:p>
      <text:p text:style-name="P1"><text:tab/>v=120*qu;</text:p>
      <text:p text:style-name="P1"><text:tab/>break;</text:p>
      <text:p text:style-name="P1">default:printf("Wrong choice\n");</text:p>
      <text:p text:style-name="P1"><text:tab/>goto vrl;</text:p>
      <text:p text:style-name="P1">}</text:p>
      <text:p text:style-name="P1">v1=v1+v;</text:p>
      <text:p text:style-name="P1">p : printf( "Anything else?(y/n)");</text:p>
      <text:p text:style-name="P1">scanf("%s",&amp;ye1);</text:p>
      <text:p text:style-name="P1">if(ye1=='y'||ye1=='Y')</text:p>
      <text:p text:style-name="P1">goto u;</text:p>
      <text:p text:style-name="P1">else if(ye1=='n'||ye1=='N')</text:p>
      <text:p text:style-name="P1">{</text:p>
      <text:p text:style-name="P1">return v1;</text:p>
      <text:p text:style-name="P1">}</text:p>
      <text:p text:style-name="P1">else </text:p>
      <text:p text:style-name="P1">{</text:p>
      <text:p text:style-name="P1">printf("Wrong Choice\n");</text:p>
      <text:p text:style-name="P1">goto p;</text:p>
      <text:p text:style-name="P1">}</text:p>
      <text:p text:style-name="P1">}</text:p>
      <text:p text:style-name="P1">void book()</text:p>
      <text:p text:style-name="P1">{</text:p>
      <text:p text:style-name="P1"><text:s/>int k1=0,k,j,f,n,h[5],cd,bill=0,ch,x,y,v=0,v1=0,l,found=0,qu,rz,count=0;</text:p>
      <text:p text:style-name="P1"><text:s/>char d[2],ye,ye1;</text:p>
      <text:p text:style-name="P1"><text:s/>fp=fopen("movie.dat","r");</text:p>
      <text:p text:style-name="P1"><text:s/>if(fp==NULL)</text:p>
      <text:p text:style-name="P1"><text:s/>{ printf("NO SHOWS!!!\n");</text:p>
      <text:p text:style-name="P1"><text:s text:c="3"/>return;</text:p>
      <text:p text:style-name="P1"><text:s/>}</text:p>
      <text:p text:style-name="P1"><text:soft-page-break/><text:s/>printf("Enter the movie code:");</text:p>
      <text:p text:style-name="P1"><text:s/>scanf("%d",&amp;cd);</text:p>
      <text:p text:style-name="P1">while((fscanf(fp,"%d%d%s%d/%d/%d%s%d:%d%d:%d",&amp;m[k1].code,&amp;m[k1].screen,m[k1].mname,&amp;m[k1].reld.dd,&amp;m[k1].reld.mm,&amp;m[k1].reld.yy,m[k1].lang,&amp;m[k1].t[0].hr,&amp;m[k1].t[0].mn,&amp;m[k1].t[1].hr,&amp;m[k1].t[1].mn)!=EOF))</text:p>
      <text:p text:style-name="P1"><text:s/>{</text:p>
      <text:p text:style-name="P1">k1++;</text:p>
      <text:p text:style-name="P1">}</text:p>
      <text:p text:style-name="P1">for(k=0;k&lt;k1;k++)</text:p>
      <text:p text:style-name="P1">{</text:p>
      <text:p text:style-name="P1"><text:s text:c="2"/>if(cd==m[k].code)</text:p>
      <text:p text:style-name="P1"><text:s text:c="2"/>{ <text:s/></text:p>
      <text:p text:style-name="P1"><text:s text:c="5"/></text:p>
      <text:p text:style-name="P1"><text:s text:c="3"/>v : printf("Enter show timing:");</text:p>
      <text:p text:style-name="P1"><text:s text:c="5"/>scanf("%d%d",&amp;x,&amp;y);</text:p>
      <text:p text:style-name="P1"><text:s text:c="4"/>if(x==m[k].t[0].hr&amp;&amp;y==m[k].t[0].mn)</text:p>
      <text:p text:style-name="P1"><text:s text:c="7"/>l=0;</text:p>
      <text:p text:style-name="P1"><text:s text:c="4"/>else if(x==m[k].t[1].hr&amp;&amp;y==m[k].t[1].mn) <text:s text:c="4"/></text:p>
      <text:p text:style-name="P1"><text:s text:c="7"/>l=1;</text:p>
      <text:p text:style-name="P1"><text:s text:c="4"/>else</text:p>
      <text:p text:style-name="P1"><text:s text:c="4"/>{</text:p>
      <text:p text:style-name="P1"><text:s text:c="5"/>printf("Timing not available\n");</text:p>
      <text:p text:style-name="P1"><text:s text:c="5"/>goto v;</text:p>
      <text:p text:style-name="P1"><text:s text:c="5"/>} <text:s text:c="13"/></text:p>
      <text:p text:style-name="P1"><text:s text:c="2"/>f=k; <text:s text:c="3"/></text:p>
      <text:p text:style-name="P1">printf("\t\t\t\t\t\tSEATS AVAILABLE\n");</text:p>
      <text:p text:style-name="P1">printf("\t\t\t\t=====================================================\t\t\t\t\t\n");</text:p>
      <text:p text:style-name="P1">printf("\tPLATINUM~~\tA=&gt;\t\t%s\t%s\t%s\t%s\t%s\n\n",m[k].t[l].seat.A[0],m[k].t[l].seat.A[1],m[k].t[l].seat.A[2],m[k].t[l].seat.A[3],m[k].t[l].seat.A[4]);</text:p>
      <text:p text:style-name="P1">printf("\t\t\tB=&gt;\t\t%s\t%s\t%s\t%s\t%s\n\n",m[k].t[l].seat.B[0],m[k].t[l].seat.B[1],m[k].t[l].seat.B[2],m[k].t[l].seat.B[3],m[k].t[l].seat.B[4]);</text:p>
      <text:p text:style-name="P1">printf("\tGOLD~~\t\tC=&gt;\t\t%s\t%s\t%s\t%s\t%s\n\n",m[k].t[l].seat.C[0],m[k].t[l].seat.C[1],m[k].t[l].seat.C[2],m[k].t[l].seat.C[3],m[k].t[l].seat.C[4]);</text:p>
      <text:p text:style-name="P1">printf("\t\t\tD=&gt;\t\t%s\t%s\t%s\t%s\t%s\n\n",m[k].t[l].seat.D[0],m[k].t[l].seat.D[1],m[k].t[l].seat.D[2],m[k].t[l].seat.D[3],m[k].t[l].seat.D[4]);</text:p>
      <text:p text:style-name="P1">printf("\tSILVER~~\tE=&gt;\t\t%s\t%s\t%s\t%s\t%s\n\n",m[k].t[l].seat.E[0],m[k].t[l].seat.E[1],m[k].t[l].seat.E[2],m[k].t[l].seat.E[3],m[k].t[l].seat.E[4]);</text:p>
      <text:p text:style-name="P1">printf("\t\t\tF=&gt;\t\t%s\t%s\t%s\t%s\t%s\n\n",m[k].t[l].seat.F[0],m[k].t[l].seat.F[1],m[k].t[l].seat.F[2],m[k].t[l].seat.F[3],m[k].t[l].seat.F[4]);</text:p>
      <text:p text:style-name="P1">printf("\t\t\t\t======================================================\t\t\t\t\t\n");</text:p>
      <text:p text:style-name="P1">printf("\t\t\t\t\t||ALL EYES THIS WAY PLEASE!!!||\t\t\t\t\t\t\t\t\n"); <text:s/></text:p>
      <text:p text:style-name="P1">z : printf("LET'S SELECT SEATS!!\n");</text:p>
      <text:p text:style-name="P1"/>
      <text:p text:style-name="P1">h : printf("1.Silver seats=Rs.120\t2. Gold seats=RS.180\t3.Platinum seats=RS.250\t\n");</text:p>
      <text:p text:style-name="P1">printf("Enter choice:\n");</text:p>
      <text:p text:style-name="P1"><text:soft-page-break/>scanf("%d",&amp;ch);</text:p>
      <text:p text:style-name="P1">switch(ch)</text:p>
      <text:p text:style-name="P1">{</text:p>
      <text:p text:style-name="P1">case 1: if(m[k].t[l].seat.e==5&amp;&amp;m[k].t[l].seat.f==5)</text:p>
      <text:p text:style-name="P1"><text:tab/> <text:s text:c="3"/>{ printf("Silver seats are full\n");</text:p>
      <text:p text:style-name="P1"><text:s text:c="8"/>goto h;</text:p>
      <text:p text:style-name="P1"><text:s text:c="8"/>}</text:p>
      <text:p text:style-name="P1"><text:tab/> <text:s text:c="3"/>printf("How many seats?\n");</text:p>
      <text:p text:style-name="P1"><text:s text:c="8"/>scanf("%d",&amp;n);</text:p>
      <text:p text:style-name="P1"><text:s text:c="8"/>s : for(j=0;j&lt;n;j++)</text:p>
      <text:p text:style-name="P1"><text:s text:c="8"/>{ </text:p>
      <text:p text:style-name="P1"><text:tab/> <text:s text:c="3"/>printf("WHICH ROW?(E or F)\n");</text:p>
      <text:p text:style-name="P1"><text:s text:c="8"/>scanf("%s",d);</text:p>
      <text:p text:style-name="P1"><text:tab/> <text:s text:c="3"/>if(strcmp(d,"E")==0||strcmp(d,"e")==0)</text:p>
      <text:p text:style-name="P1"><text:s text:c="8"/>{ </text:p>
      <text:p text:style-name="P1"><text:tab/> <text:s text:c="3"/>if(m[k].t[l].seat.e==5)</text:p>
      <text:p text:style-name="P1"><text:tab/> <text:s text:c="3"/>{</text:p>
      <text:p text:style-name="P1"><text:tab/> <text:s text:c="3"/>printf("Row E is full select Row F\n");</text:p>
      <text:p text:style-name="P1"><text:tab/> <text:s text:c="3"/>goto s;</text:p>
      <text:p text:style-name="P1"><text:tab/> <text:s text:c="3"/>}</text:p>
      <text:p text:style-name="P1"><text:tab/> <text:s text:c="3"/>printf("SEAT NO.?");</text:p>
      <text:p text:style-name="P1"><text:s text:c="8"/>scanf("%d",&amp;h[j]);</text:p>
      <text:p text:style-name="P1"><text:s text:c="8"/>if(h[j]&gt;5)</text:p>
      <text:p text:style-name="P1"><text:s text:c="8"/>goto s;</text:p>
      <text:p text:style-name="P1"><text:s text:c="8"/>else if(strcmp(m[k].t[l].seat.E[h[j]-1],"X")==0)</text:p>
      <text:p text:style-name="P1"><text:s text:c="8"/>{</text:p>
      <text:p text:style-name="P1"><text:s text:c="8"/>printf("seat already booked\n");</text:p>
      <text:p text:style-name="P1"><text:s text:c="8"/>goto s;</text:p>
      <text:p text:style-name="P1"><text:s text:c="8"/>}</text:p>
      <text:p text:style-name="P1"><text:s text:c="8"/>else</text:p>
      <text:p text:style-name="P1"><text:s text:c="8"/>seat1(k,d,h[j]-1,l);</text:p>
      <text:p text:style-name="P1"><text:s text:c="10"/></text:p>
      <text:p text:style-name="P1"><text:s text:c="8"/>} <text:s/></text:p>
      <text:p text:style-name="P1"><text:s text:c="8"/>else if(strcmp(d,"F")==0||strcmp(d,"f")==0)</text:p>
      <text:p text:style-name="P1"><text:s text:c="8"/>{</text:p>
      <text:p text:style-name="P1"><text:s text:c="8"/>if(m[k].t[l].seat.f==5)</text:p>
      <text:p text:style-name="P1"><text:tab/> <text:s text:c="3"/>{</text:p>
      <text:p text:style-name="P1"><text:s text:c="8"/>printf("Row F is full select Row E\n");</text:p>
      <text:p text:style-name="P1"><text:s text:c="8"/>goto s;</text:p>
      <text:p text:style-name="P1"><text:s text:c="8"/>}</text:p>
      <text:p text:style-name="P1"><text:s text:c="8"/>printf("SEAT NO.?");</text:p>
      <text:p text:style-name="P1"><text:s text:c="8"/>scanf("%d",&amp;h[j]);</text:p>
      <text:p text:style-name="P1"><text:s text:c="8"/>if(h[j]&gt;5)</text:p>
      <text:p text:style-name="P1"><text:s text:c="8"/>goto s;</text:p>
      <text:p text:style-name="P1"><text:s text:c="8"/>else if(strcmp(m[k].t[l].seat.F[h[j]-1],"X")==0)</text:p>
      <text:p text:style-name="P1"><text:s text:c="8"/>{</text:p>
      <text:p text:style-name="P1"><text:s text:c="8"/>printf("seat already booked\n");</text:p>
      <text:p text:style-name="P1"><text:s text:c="8"/>goto s;</text:p>
      <text:p text:style-name="P1"><text:s text:c="8"/>}</text:p>
      <text:p text:style-name="P1"><text:soft-page-break/><text:s text:c="8"/>else</text:p>
      <text:p text:style-name="P1"><text:s text:c="8"/>seat1(k,d,h[j]-1,l);</text:p>
      <text:p text:style-name="P1"><text:s text:c="8"/>}</text:p>
      <text:p text:style-name="P1"><text:s text:c="8"/>else</text:p>
      <text:p text:style-name="P1"><text:s text:c="8"/>{</text:p>
      <text:p text:style-name="P1"><text:s text:c="8"/>printf("ROW NOT AVAILABLE\n");</text:p>
      <text:p text:style-name="P1"><text:s text:c="8"/>goto z;</text:p>
      <text:p text:style-name="P1"><text:s text:c="8"/>}</text:p>
      <text:p text:style-name="P1"><text:tab/> <text:s text:c="3"/>} <text:s text:c="4"/></text:p>
      <text:p text:style-name="P1"><text:s text:c="8"/>bill=120*n;</text:p>
      <text:p text:style-name="P1"><text:s text:c="8"/>printf("PAY=RS.%d\n",120*n);</text:p>
      <text:p text:style-name="P1"><text:s text:c="8"/>break;</text:p>
      <text:p text:style-name="P1">case 2: if(m[k].t[l].seat.c==5&amp;&amp;m[k].t[l].seat.d==5)</text:p>
      <text:p text:style-name="P1"><text:tab/> <text:s text:c="3"/>{</text:p>
      <text:p text:style-name="P1"><text:tab/> <text:s text:c="3"/>printf("Gold seats are full\n");</text:p>
      <text:p text:style-name="P1"><text:s text:c="8"/>goto h;</text:p>
      <text:p text:style-name="P1"><text:s text:c="8"/>}</text:p>
      <text:p text:style-name="P1"><text:tab/> <text:s text:c="3"/>printf("How many seats?");</text:p>
      <text:p text:style-name="P1"><text:s text:c="4"/><text:tab/>scanf("%d",&amp;n);</text:p>
      <text:p text:style-name="P1"><text:s text:c="4"/><text:tab/></text:p>
      <text:p text:style-name="P1"><text:s text:c="8"/>for(j=0;j&lt;n;j++)</text:p>
      <text:p text:style-name="P1"><text:s text:c="8"/>{ </text:p>
      <text:p text:style-name="P1"><text:s text:c="8"/>g : printf("WHICH ROW?(C or D)\n");</text:p>
      <text:p text:style-name="P1"><text:s text:c="8"/>scanf("%s",d);</text:p>
      <text:p text:style-name="P1"><text:s text:c="8"/>if(strcmp(d,"C")==0||strcmp(d,"c")==0)</text:p>
      <text:p text:style-name="P1"><text:s text:c="8"/>{</text:p>
      <text:p text:style-name="P1"><text:s text:c="8"/>if(m[k].t[l].seat.c==5)</text:p>
      <text:p text:style-name="P1"><text:tab/> <text:s text:c="3"/>{</text:p>
      <text:p text:style-name="P1"><text:s text:c="8"/>printf("Row C is full select Row D\n");</text:p>
      <text:p text:style-name="P1"><text:tab/> <text:s text:c="3"/>goto g; </text:p>
      <text:p text:style-name="P1"><text:tab/> <text:s text:c="3"/>}</text:p>
      <text:p text:style-name="P1"><text:s text:c="8"/>printf("SEAT NO.?");</text:p>
      <text:p text:style-name="P1"><text:s text:c="8"/>scanf("%d",&amp;h[j]);</text:p>
      <text:p text:style-name="P1"><text:s text:c="8"/>if(h[j]&gt;5)</text:p>
      <text:p text:style-name="P1"><text:s text:c="8"/>goto g;</text:p>
      <text:p text:style-name="P1"><text:s text:c="8"/>else if(strcmp(m[k].t[l].seat.C[h[j]-1],"X")==0)</text:p>
      <text:p text:style-name="P1"><text:s text:c="8"/>{</text:p>
      <text:p text:style-name="P1"><text:s text:c="8"/>printf("seat already booked\n");</text:p>
      <text:p text:style-name="P1"><text:s text:c="8"/>goto g;</text:p>
      <text:p text:style-name="P1"><text:s text:c="8"/>}</text:p>
      <text:p text:style-name="P1"><text:s text:c="8"/>else</text:p>
      <text:p text:style-name="P1"><text:s text:c="8"/>seat1(k,d,h[j]-1,l);</text:p>
      <text:p text:style-name="P1"><text:s text:c="8"/>}</text:p>
      <text:p text:style-name="P1"><text:s text:c="2"/></text:p>
      <text:p text:style-name="P1"><text:s text:c="8"/>else if(strcmp(d,"D")==0||strcmp(d,"d")==0)</text:p>
      <text:p text:style-name="P1"><text:s text:c="8"/>{ if(m[k].t[l].seat.d==5)</text:p>
      <text:p text:style-name="P1"><text:tab/> <text:s text:c="3"/>{</text:p>
      <text:p text:style-name="P1"><text:tab/> <text:s text:c="3"/>printf("Row D is full select Row C\n");</text:p>
      <text:p text:style-name="P1"><text:s/><text:tab/> <text:s text:c="3"/>goto g;</text:p>
      <text:p text:style-name="P1"><text:soft-page-break/><text:tab/> <text:s text:c="3"/>}</text:p>
      <text:p text:style-name="P1"><text:tab/> <text:s text:c="3"/>printf("SEAT NO.?");</text:p>
      <text:p text:style-name="P1"><text:s text:c="8"/>scanf("%d",&amp;h[j]);</text:p>
      <text:p text:style-name="P1"><text:s text:c="8"/>if(h[j]&gt;5)</text:p>
      <text:p text:style-name="P1"><text:s text:c="8"/>goto g;</text:p>
      <text:p text:style-name="P1"><text:s text:c="8"/>else if(strcmp(m[k].t[l].seat.D[h[j]-1],"X")==0)</text:p>
      <text:p text:style-name="P1"><text:s text:c="8"/>{</text:p>
      <text:p text:style-name="P1"><text:s text:c="8"/>printf("seat already booked\n");</text:p>
      <text:p text:style-name="P1"><text:s text:c="8"/>goto g;</text:p>
      <text:p text:style-name="P1"><text:s text:c="8"/>}</text:p>
      <text:p text:style-name="P1"><text:s text:c="8"/>else</text:p>
      <text:p text:style-name="P1"><text:s text:c="8"/>seat1(k,d,h[j]-1,l);</text:p>
      <text:p text:style-name="P1"><text:s text:c="8"/>}</text:p>
      <text:p text:style-name="P1"><text:s text:c="8"/>else</text:p>
      <text:p text:style-name="P1"><text:s text:c="8"/>{</text:p>
      <text:p text:style-name="P1"><text:s text:c="8"/>printf("ROW NOT AVAILABLE\n");</text:p>
      <text:p text:style-name="P1"><text:s text:c="8"/>goto z;</text:p>
      <text:p text:style-name="P1"><text:s text:c="8"/>}</text:p>
      <text:p text:style-name="P1"><text:s/><text:tab/> <text:s text:c="3"/>} <text:s text:c="5"/></text:p>
      <text:p text:style-name="P1"><text:s text:c="8"/>bill=180*n;</text:p>
      <text:p text:style-name="P1"><text:tab/> <text:s text:c="3"/>printf("PAY=RS.%d\n",180*n);</text:p>
      <text:p text:style-name="P1"><text:tab/> <text:s text:c="3"/>break;</text:p>
      <text:p text:style-name="P1">case 3: if(m[k].t[l].seat.a==5&amp;&amp;m[k].t[l].seat.b==5)</text:p>
      <text:p text:style-name="P1"><text:tab/> <text:s text:c="3"/>{ </text:p>
      <text:p text:style-name="P1"><text:tab/> <text:s text:c="3"/>printf("Platinum seats are full\n");</text:p>
      <text:p text:style-name="P1"><text:s text:c="8"/>goto h;</text:p>
      <text:p text:style-name="P1"><text:s text:c="8"/>}</text:p>
      <text:p text:style-name="P1"><text:tab/> <text:s text:c="3"/>printf("How many seats?");</text:p>
      <text:p text:style-name="P1"><text:tab/> <text:s text:c="3"/>scanf("%d",&amp;n);</text:p>
      <text:p text:style-name="P1"><text:s text:c="8"/></text:p>
      <text:p text:style-name="P1"><text:s text:c="8"/>for(j=0;j&lt;n;j++)</text:p>
      <text:p text:style-name="P1"><text:s text:c="8"/>{ </text:p>
      <text:p text:style-name="P1"><text:s text:c="8"/>b : printf("WHICH ROW?(A or B)\n");</text:p>
      <text:p text:style-name="P1"><text:s text:c="8"/>scanf("%s",d);</text:p>
      <text:p text:style-name="P1"><text:s text:c="10"/></text:p>
      <text:p text:style-name="P1"><text:s text:c="8"/>if(strcmp(d,"B")==0||strcmp(d,"b")==0)</text:p>
      <text:p text:style-name="P1"><text:s text:c="8"/>{</text:p>
      <text:p text:style-name="P1"><text:s text:c="8"/>if(m[k].t[l].seat.b==5)</text:p>
      <text:p text:style-name="P1"><text:tab/> <text:s text:c="3"/>{ </text:p>
      <text:p text:style-name="P1"><text:tab/> <text:s text:c="3"/>printf("Row B is full select Row A\n");</text:p>
      <text:p text:style-name="P1"><text:s text:c="8"/>goto b;</text:p>
      <text:p text:style-name="P1"><text:tab/> <text:s text:c="3"/>}</text:p>
      <text:p text:style-name="P1"><text:s/><text:tab/> <text:s text:c="3"/>printf("SEAT NO.?");</text:p>
      <text:p text:style-name="P1"><text:s text:c="8"/>scanf("%d",&amp;h[j]); </text:p>
      <text:p text:style-name="P1"><text:s text:c="8"/>if(h[j]&gt;5)</text:p>
      <text:p text:style-name="P1"><text:s text:c="8"/>goto b;</text:p>
      <text:p text:style-name="P1"><text:s text:c="8"/>else if(strcmp(m[k].t[l].seat.B[h[j]-1],"X")==0)</text:p>
      <text:p text:style-name="P1"><text:s text:c="8"/>{</text:p>
      <text:p text:style-name="P1"><text:s text:c="8"/>printf("seat already booked\n");</text:p>
      <text:p text:style-name="P1"><text:soft-page-break/><text:s text:c="8"/>goto b;</text:p>
      <text:p text:style-name="P1"><text:s text:c="8"/>}</text:p>
      <text:p text:style-name="P1"><text:s text:c="8"/>else</text:p>
      <text:p text:style-name="P1"><text:s text:c="8"/>seat1(k,d,h[j]-1,l);</text:p>
      <text:p text:style-name="P1"><text:s text:c="8"/>} <text:s/></text:p>
      <text:p text:style-name="P1"><text:s text:c="8"/>else if(strcmp(d,"A")==0||strcmp(d,"a")==0)</text:p>
      <text:p text:style-name="P1"><text:s text:c="8"/>{ </text:p>
      <text:p text:style-name="P1"><text:s text:c="8"/>if(m[k].t[l].seat.a==5)</text:p>
      <text:p text:style-name="P1"><text:tab/> <text:s text:c="3"/>{</text:p>
      <text:p text:style-name="P1"><text:tab/> <text:s text:c="3"/>printf("Row A is full select Row B\n");</text:p>
      <text:p text:style-name="P1"><text:s text:c="8"/>goto b;</text:p>
      <text:p text:style-name="P1"><text:tab/> <text:s text:c="3"/>}</text:p>
      <text:p text:style-name="P1"><text:s text:c="8"/>printf("SEAT NO.?");</text:p>
      <text:p text:style-name="P1"><text:s text:c="8"/>scanf("%d",&amp;h[j]);</text:p>
      <text:p text:style-name="P1"><text:s text:c="8"/>if(h[j]&gt;5)</text:p>
      <text:p text:style-name="P1"><text:s text:c="8"/>goto b;</text:p>
      <text:p text:style-name="P1"><text:s text:c="8"/>else if(strcmp(m[k].t[l].seat.A[h[j]-1],"X")==0)</text:p>
      <text:p text:style-name="P1"><text:s text:c="8"/>{</text:p>
      <text:p text:style-name="P1"><text:s text:c="8"/>printf("seat already booked\n");</text:p>
      <text:p text:style-name="P1"><text:s text:c="8"/>goto b;</text:p>
      <text:p text:style-name="P1"><text:s text:c="8"/>}</text:p>
      <text:p text:style-name="P1"><text:s text:c="8"/>else</text:p>
      <text:p text:style-name="P1"><text:s text:c="8"/>seat1(k,d,h[j]-1,l); </text:p>
      <text:p text:style-name="P1"><text:s text:c="8"/>}</text:p>
      <text:p text:style-name="P1"><text:s text:c="8"/>else</text:p>
      <text:p text:style-name="P1"><text:s text:c="8"/>{</text:p>
      <text:p text:style-name="P1"><text:s text:c="8"/>printf("ROW NOT AVAILABLE\n");</text:p>
      <text:p text:style-name="P1"><text:s text:c="8"/>goto z;</text:p>
      <text:p text:style-name="P1"><text:s text:c="8"/>}</text:p>
      <text:p text:style-name="P1"><text:tab/> <text:s text:c="3"/>} </text:p>
      <text:p text:style-name="P1"><text:s text:c="8"/>bill=250*n; <text:s text:c="4"/></text:p>
      <text:p text:style-name="P1"><text:tab/> <text:s text:c="3"/>printf("PAY=RS.%d\n",250*n);</text:p>
      <text:p text:style-name="P1"><text:tab/> <text:s text:c="3"/>break;</text:p>
      <text:p text:style-name="P1">default:printf("Invalid choice\n");</text:p>
      <text:p text:style-name="P1"><text:s text:c="8"/>goto h;</text:p>
      <text:p text:style-name="P1"><text:tab/><text:tab/><text:tab/></text:p>
      <text:p text:style-name="P1"><text:s text:c="3"/>}</text:p>
      <text:p text:style-name="P1">found=1;</text:p>
      <text:p text:style-name="P1"><text:s text:c="3"/>}</text:p>
      <text:p text:style-name="P1">if(found==1)</text:p>
      <text:p text:style-name="P1">break;</text:p>
      <text:p text:style-name="P1">}</text:p>
      <text:p text:style-name="P1">fclose(fp);</text:p>
      <text:p text:style-name="P1">if(found==0)</text:p>
      <text:p text:style-name="P1">{</text:p>
      <text:p text:style-name="P1">printf("Show not available\n");</text:p>
      <text:p text:style-name="P1">return;</text:p>
      <text:p text:style-name="P1">}</text:p>
      <text:p text:style-name="P1"/>
      <text:p text:style-name="P1"><text:soft-page-break/>v=n;</text:p>
      <text:p text:style-name="P1"/>
      <text:p text:style-name="P1"><text:s/>printf("Want something to eat?(y/n):");</text:p>
      <text:p text:style-name="P1">scanf("%s",&amp;ye);</text:p>
      <text:p text:style-name="P1">if(ye=='y'||ye=='Y')</text:p>
      <text:p text:style-name="P1">{</text:p>
      <text:p text:style-name="P1">v1=food();</text:p>
      <text:p text:style-name="P1"><text:s text:c="2"/>printf("PAY=RS.%d\n",v1);</text:p>
      <text:p text:style-name="P1">}</text:p>
      <text:p text:style-name="P1">bill+=v1;</text:p>
      <text:p text:style-name="P1"/>
      <text:p text:style-name="P1">printf("\n\n\t\t\t\t\t\t~~~FUN CINEMAS~~~\n");</text:p>
      <text:p text:style-name="P1">printf("\t\t\t----------------------------------------------------------------\n");</text:p>
      <text:p text:style-name="P1">printf("\t\t\t\t\t <text:s text:c="8"/>MOVIE:%s <text:s text:c="17"/>\t\t\t\t\n",m[f].mname);</text:p>
      <text:p text:style-name="P1">printf("\t\t\tLANGUAGE:%s\t\t\t\tNO. OF TICKETS=%d \n",m[f].lang,v);</text:p>
      <text:p text:style-name="P1">printf("\t\t\tTIMING:%d:%d\t\t\t\tSEATS:\t",x,y);</text:p>
      <text:p text:style-name="P1">for(j=0;j&lt;v;j++)</text:p>
      <text:p text:style-name="P1">printf("%d%s ",h[j],d);</text:p>
      <text:p text:style-name="P1">printf(" \t\n");</text:p>
      <text:p text:style-name="P1">printf("\t\t\tSCREEN:%d\t\t\t\tAMOUNT PAID=Rs.%d\n",m[f].screen,bill);</text:p>
      <text:p text:style-name="P1">printf("\t\t\t----------------------------------------------------------------\t\t\t\t\n");</text:p>
      <text:p text:style-name="P1">printf("\t\t\t\t\t\tENJOY THE SHOW!!!\n\n");</text:p>
      <text:p text:style-name="P1"/>
      <text:p text:style-name="P1">} <text:s text:c="10"/></text:p>
      <text:p text:style-name="P1">void main()</text:p>
      <text:p text:style-name="P1">{</text:p>
      <text:p text:style-name="P1"><text:s text:c="2"/>fp=fopen("movie.dat","r");</text:p>
      <text:p text:style-name="P1"><text:s text:c="2"/>int ch,ch1,c,cd;</text:p>
      <text:p text:style-name="P1"><text:s text:c="2"/>if(fp==NULL)</text:p>
      <text:p text:style-name="P1"><text:s text:c="2"/>{</text:p>
      <text:p text:style-name="P1"><text:s text:c="3"/>printf("NO SHOWS\n");</text:p>
      <text:p text:style-name="P1"><text:s text:c="3"/></text:p>
      <text:p text:style-name="P1"><text:s text:c="2"/>}</text:p>
      <text:p text:style-name="P1"><text:s/>else</text:p>
      <text:p text:style-name="P1"><text:s/>{ </text:p>
      <text:p text:style-name="P1"><text:s text:c="2"/>while((fscanf(fp,"%d%d%s%d/%d/%d%s%d:%d%d:%d",&amp;m[q].code,&amp;m[q].screen,m[q].mname,&amp;m[q].reld.dd,&amp;m[q].reld.mm,&amp;m[q].reld.yy,m[q].lang,&amp;m[q].t[0].hr,&amp;m[q].t[0].mn,&amp;m[q].t[1].hr,&amp;m[q].t[1].mn)!=EOF)) </text:p>
      <text:p text:style-name="P1"><text:s text:c="2"/>{</text:p>
      <text:p text:style-name="P1"><text:s text:c="3"/>booking(q);</text:p>
      <text:p text:style-name="P1"><text:s text:c="3"/>q++;</text:p>
      <text:p text:style-name="P1"><text:s text:c="3"/>}</text:p>
      <text:p text:style-name="P1"><text:s text:c="3"/>fclose(fp); <text:s/></text:p>
      <text:p text:style-name="P1"><text:s text:c="2"/>}</text:p>
      <text:p text:style-name="P1"><text:s text:c="4"/></text:p>
      <text:p text:style-name="P1">printf("\t\t****************************************************************************************\n");</text:p>
      <text:p text:style-name="P1">printf("\t\t* <text:s text:c="23"/>~~~WELCOME TO FUN CINEMAS~~~ <text:s text:c="33"/>*\n");</text:p>
      <text:p text:style-name="P1"><text:soft-page-break/>printf("\t\t****************************************************************************************\n");</text:p>
      <text:p text:style-name="P1">printf("\t\t========================================================================================\n");</text:p>
      <text:p text:style-name="P1"/>
      <text:p text:style-name="P1"><text:tab/>for(;;)</text:p>
      <text:p text:style-name="P1"><text:s text:c="3"/>{</text:p>
      <text:p text:style-name="P1"><text:s text:c="4"/>u :printf("\t\t\t1.MANAGER\t\t2.COUNTER\t\t3.EXIT\n");</text:p>
      <text:p text:style-name="P1"><text:s text:c="4"/>printf("\nEnter your choice:");</text:p>
      <text:p text:style-name="P1"><text:s text:c="4"/>scanf("%d",&amp;ch1);</text:p>
      <text:p text:style-name="P1"><text:s text:c="4"/>switch(ch1)</text:p>
      <text:p text:style-name="P1"><text:s text:c="4"/>{</text:p>
      <text:p text:style-name="P1"><text:s text:c="5"/>case 1:for(;;)</text:p>
      <text:p text:style-name="P1"><text:s text:c="12"/>{ </text:p>
      <text:p text:style-name="P1"><text:s text:c="13"/>printf("\n\n\t\t\t\t\t\t~~~MANAGER~~~\n");</text:p>
      <text:p text:style-name="P1"><text:tab/><text:tab/><text:tab/> printf("\t-----------------------------------------------------------------------------------------------------\n");</text:p>
      <text:p text:style-name="P1"><text:s text:c="13"/>printf("\t1.Insert movie\t\t2.Display Shows\t\t3.Delete movies\t\t4.Switch USER\t\t5.Exit\n");</text:p>
      <text:p text:style-name="P1"><text:s text:c="13"/>printf("\nEnter your choice:");</text:p>
      <text:p text:style-name="P1"><text:s text:c="13"/>scanf("%d",&amp;ch);</text:p>
      <text:p text:style-name="P1"><text:s text:c="13"/>switch(ch)</text:p>
      <text:p text:style-name="P1"><text:s text:c="13"/>{</text:p>
      <text:p text:style-name="P1"><text:s text:c="14"/>case 1:insert();</text:p>
      <text:p text:style-name="P1"><text:s text:c="21"/>booking(q);</text:p>
      <text:p text:style-name="P1"><text:s text:c="21"/>break;</text:p>
      <text:p text:style-name="P1"><text:s text:c="14"/>case 2:display();</text:p>
      <text:p text:style-name="P1"><text:s text:c="21"/>break;</text:p>
      <text:p text:style-name="P1"><text:s text:c="14"/>case 3:delete();</text:p>
      <text:p text:style-name="P1"><text:s text:c="21"/>break;</text:p>
      <text:p text:style-name="P1"><text:s text:c="14"/>case 4:goto u;</text:p>
      <text:p text:style-name="P1"><text:s text:c="14"/>case 5:printf("Exit\n");</text:p>
      <text:p text:style-name="P1"><text:s text:c="21"/>return; <text:s text:c="6"/></text:p>
      <text:p text:style-name="P1"><text:s text:c="14"/>default:printf("Invalid choice\n");</text:p>
      <text:p text:style-name="P1"><text:s text:c="13"/>}</text:p>
      <text:p text:style-name="P1"><text:s text:c="13"/>}</text:p>
      <text:p text:style-name="P1"><text:s text:c="13"/>break;</text:p>
      <text:p text:style-name="P1"><text:s text:c="6"/>case 2:for(;;)</text:p>
      <text:p text:style-name="P1"><text:s text:c="13"/>{ </text:p>
      <text:p text:style-name="P1"><text:s text:c="13"/>printf("\n\n\t\t\t\t\t\t~~~COUNTER~~~\n");</text:p>
      <text:p text:style-name="P1"><text:tab/><text:tab/><text:tab/> printf("\t\t----------------------------------------------------------------------------------\n");</text:p>
      <text:p text:style-name="P1"><text:s text:c="13"/>printf("\t\t1.Display Shows\t\t2.BOOK a Ticket\t\t3.Switch USER\t\t4.Exit\n");</text:p>
      <text:p text:style-name="P1"><text:s text:c="13"/>printf("\nEnter your choice:");</text:p>
      <text:p text:style-name="P1"><text:s text:c="13"/>scanf("%d",&amp;ch);</text:p>
      <text:p text:style-name="P1"><text:s text:c="13"/>switch(ch)</text:p>
      <text:p text:style-name="P1"><text:s text:c="13"/>{</text:p>
      <text:p text:style-name="P1"><text:s text:c="14"/>case 1:display();</text:p>
      <text:p text:style-name="P1"><text:s text:c="21"/>break;</text:p>
      <text:p text:style-name="P1"><text:s text:c="14"/>case 2:book();</text:p>
      <text:p text:style-name="P1"><text:soft-page-break/><text:s text:c="21"/>break;</text:p>
      <text:p text:style-name="P1"><text:s text:c="14"/>case 3:goto u;</text:p>
      <text:p text:style-name="P1"><text:s text:c="14"/>case 4:printf("Exit\n");</text:p>
      <text:p text:style-name="P1"><text:s text:c="21"/>return; <text:s text:c="6"/></text:p>
      <text:p text:style-name="P1"><text:s text:c="14"/>default:printf("Invalid choice\n");</text:p>
      <text:p text:style-name="P1"><text:s text:c="13"/>}</text:p>
      <text:p text:style-name="P1"><text:s text:c="13"/>} <text:s text:c="11"/></text:p>
      <text:p text:style-name="P1"><text:s text:c="13"/>break;</text:p>
      <text:p text:style-name="P1"><text:s text:c="6"/>case 3:printf("EXIT\n");</text:p>
      <text:p text:style-name="P1"><text:s text:c="13"/>return;</text:p>
      <text:p text:style-name="P1"><text:s text:c="6"/>default:printf("Invalid choice\n"); <text:s/></text:p>
      <text:p text:style-name="P1"><text:s text:c="6"/>} </text:p>
      <text:p text:style-name="P1"><text:s text:c="3"/>} </text:p>
      <text:p text:style-name="P1">} 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0:24:32.321041452</meta:creation-date>
    <dc:date>2017-11-24T00:27:03.301328046</dc:date>
    <meta:editing-duration>PT2M37S</meta:editing-duration>
    <meta:editing-cycles>1</meta:editing-cycles>
    <meta:document-statistic meta:table-count="0" meta:image-count="0" meta:object-count="0" meta:page-count="14" meta:paragraph-count="598" meta:word-count="928" meta:character-count="15857" meta:non-whitespace-character-count="13009"/>
    <meta:generator>LibreOffice/5.1.6.2$Linux_X86_64 LibreOffice_project/10m0$Build-2</meta:generator>
  </office:meta>
</office:document-meta>
</file>